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Поле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Тег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IPS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`json:"ip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PortS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`json:"port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TypeS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`json:"type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`json:"is_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`json:"description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IDReceiv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IPReceiver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is_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KeyNat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key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PortReceiv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rotocol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IPNat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PortNats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IDWrit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writ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IP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PortDB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IPNat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PortNats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KeyNat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key_nat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is_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Name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Table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table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Login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login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Old</text:p>
          </table:table-cell>
          <table:table-cell office:value-type="string" calcext:value-type="string">
            <text:p>Passw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assw_db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IDRetranslato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retranslato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IPClient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clien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PortClient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clien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rotocol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TimeStart</text:p>
          </table:table-cell>
          <table:table-cell office:value-type="string" calcext:value-type="string">
            <text:p><text:s/>int32</text:p>
          </table:table-cell>
          <table:table-cell office:value-type="string" calcext:value-type="string">
            <text:p><text:s/>`json:"time_star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<text:s/>[]string</text:p>
          </table:table-cell>
          <table:table-cell office:value-type="string" calcext:value-type="string">
            <text:p><text:s/>`json:"sensor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DeviceList</text:p>
          </table:table-cell>
          <table:table-cell office:value-type="string" calcext:value-type="string">
            <text:p><text:s/>[]int</text:p>
          </table:table-cell>
          <table:table-cell office:value-type="string" calcext:value-type="string">
            <text:p><text:s/>`json:"device_lis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is_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IPSm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Port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TypeSm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type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ErrorMsg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error_msg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LogLevel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log_level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IPBroker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brok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PortBrok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brok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viceModule</text:p>
          </table:table-cell>
          <table:table-cell office:value-type="string" calcext:value-type="string">
            <text:p>TopicBroker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topic_broker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IDReceiv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IPReceiver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PortReceiv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receiv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rotocol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ceiverMod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IDWrite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write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Name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IP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PortDB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Table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table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Login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login_db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riterModule</text:p>
          </table:table-cell>
          <table:table-cell office:value-type="string" calcext:value-type="string">
            <text:p>PasswDB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assw_db"`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IDRetranslator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retranslator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IDS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id_sm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IPClient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ip_clien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PortClient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port_clien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protocol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TimeStart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<text:s/>`json:"time_star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<text:s/>[]string</text:p>
          </table:table-cell>
          <table:table-cell office:value-type="string" calcext:value-type="string">
            <text:p><text:s/>`json:"sensor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DeviceList</text:p>
          </table:table-cell>
          <table:table-cell office:value-type="string" calcext:value-type="string">
            <text:p><text:s/>[]int</text:p>
          </table:table-cell>
          <table:table-cell office:value-type="string" calcext:value-type="string">
            <text:p><text:s/>`json:"device_list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nam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status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bool</text:p>
          </table:table-cell>
          <table:table-cell office:value-type="string" calcext:value-type="string">
            <text:p><text:s/>`json:"active"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translatorMod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<text:s/>`json:"description"`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B1:Лист1.D1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5:19:12.730808351</meta:creation-date>
    <dc:date>2025-09-11T15:42:42.574048825</dc:date>
    <meta:editing-duration>PT13M8S</meta:editing-duration>
    <meta:editing-cycles>3</meta:editing-cycles>
    <meta:generator>LibreOffice/7.3.7.2$Linux_X86_64 LibreOffice_project/30$Build-2</meta:generator>
    <meta:document-statistic meta:table-count="1" meta:cell-count="387" meta:object-count="0"/>
  </office:meta>
</office:document-meta>
</file>